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33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Border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</style:style>
    <style:style style:name="ce2" style:family="table-cell" style:parent-style-name="Default">
      <style:table-cell-properties style:diagonal-bl-tr="none" style:diagonal-tl-br="none" fo:border="0.99pt dotted #000000" style:rotation-align="none"/>
    </style:style>
    <style:style style:name="ce3" style:family="table-cell" style:parent-style-name="Default">
      <style:table-cell-properties style:diagonal-bl-tr="none" style:diagonal-tl-br="none" fo:border="0.99pt solid #000000" style:rotation-align="none"/>
    </style:style>
    <style:style style:name="ce4" style:family="table-cell" style:parent-style-name="Default">
      <style:table-cell-properties style:diagonal-bl-tr="none" style:diagonal-tl-br="none" fo:border="0.99pt dashed #000000" style:rotation-align="none"/>
    </style:style>
    <style:style style:name="ce5" style:family="table-cell" style:parent-style-name="Default">
      <style:table-cell-properties style:diagonal-bl-tr="none" style:diagonal-tl-br="none" fo:border="2.49pt solid #000000" style:rotation-align="none"/>
    </style:style>
    <style:style style:name="ce6" style:family="table-cell" style:parent-style-name="Default">
      <style:table-cell-properties style:diagonal-bl-tr="none" style:diagonal-tl-br="none" fo:border="4pt solid #000000" style:rotation-align="none"/>
    </style:style>
    <style:style style:name="ce7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order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float" office:value="7">
            <text:p>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float" office:value="1">
            <text:p>1</text:p>
          </table:table-cell>
          <table:table-cell/>
          <table:table-cell table:style-name="ce5" office:value-type="float" office:value="8">
            <text:p>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/>
          <table:table-cell table:style-name="ce5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/>
          <table:table-cell table:style-name="ce5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float" office:value="4">
            <text:p>4</text:p>
          </table:table-cell>
          <table:table-cell/>
          <table:table-cell table:style-name="ce5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/>
          <table:table-cell table:style-name="ce6" office:value-type="float" office:value="12">
            <text:p>1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float" office:value="6">
            <text:p>6</text:p>
          </table:table-cell>
          <table:table-cell/>
          <table:table-cell table:style-name="ce7" office:value-type="float" office:value="13">
            <text:p>1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8P0"/>
    </number:currency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en" number:country="US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0133P1" style:volatile="true" number:language="en" number:country="US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3P2" style:volatile="true" number:language="en" number:country="US">
      <number:text> </number:text>
      <number:fill-character> </number:fill-character>
      <number:text>- </number:text>
    </number:number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4P0" style:volatile="true" number:language="en" number:country="US">
      <number:text> </number:text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34P1" style:volatile="true" number:language="en" number:country="US">
      <number:text> </number:text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34P2" style:volatile="true" number:language="en" number:country="US">
      <number:text> </number:text>
      <number:currency-symbol/>
      <number:fill-character> </number:fill-character>
      <number:text>- </number:text>
    </number:currency-style>
    <number:text-style style:name="N10134" number:language="en" number:country="US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n" number:country="US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0135P1" style:volatile="true" number:language="en" number:country="US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35P2" style:volatile="true" number:language="en" number:country="US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US">
      <number:minutes number:style="long"/>
      <number:text>:</number:text>
      <number:seconds number:style="long"/>
    </number:time-style>
    <number:time-style style:name="N10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US">
      <number:minutes number:style="long"/>
      <number:text>:</number:text>
      <number:seconds number:style="long" number:decimal-places="1"/>
    </number:time-style>
    <number:number-style style:name="N1014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rders" style:display-name="PageStyle_Bord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hei Yoshida</meta:initial-creator>
    <dc:creator>Kohei Yoshida</dc:creator>
    <meta:creation-date>2013-10-05T16:34:08</meta:creation-date>
    <dc:date>2013-10-05T16:41:06</dc:date>
    <meta:generator>LibreOffice/4.0-2$Linux_X86_64 LibreOffice_project/400m0$Build-302</meta:generator>
    <meta:document-statistic meta:table-count="1" meta:cell-count="13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